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0000002611E2C75F6.png" manifest:media-type="image/png"/>
  <manifest:file-entry manifest:full-path="Pictures/10000000000001F4000001F40091B7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text-indent="0cm" style:auto-text-indent="false"/>
      <style:text-properties style:font-name="Arial Narrow" fo:font-size="13pt" fo:font-weight="normal" officeooo:rsid="0016feb5" officeooo:paragraph-rsid="000db3a0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-0.259cm" svg:y="0.275cm" svg:width="8.036cm" svg:height="5.274cm" draw:z-index="0"><draw:image xlink:href="Pictures/10000001000003A0000002611E2C75F6.png" xlink:type="simple" xlink:show="embed" xlink:actuate="onLoad" draw:mime-type="image/png"/></draw:frame><draw:frame draw:style-name="fr1" draw:name="Figura2" text:anchor-type="char" svg:x="8.606cm" svg:y="0.741cm" svg:width="6.2cm" svg:height="6.2cm" draw:z-index="1"><draw:image xlink:href="Pictures/10000000000001F4000001F40091B7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09:16:45.151000000</meta:creation-date>
    <dc:date>2025-03-22T13:23:24.866000000</dc:date>
    <meta:editing-duration>PT5H51M28S</meta:editing-duration>
    <meta:editing-cycles>22</meta:editing-cycles>
    <meta:generator>LibreOffice/24.8.5.2$Windows_X86_64 LibreOffice_project/fddf2685c70b461e7832239a0162a77216259f2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